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0.5cm" svg:height="18cm" svg:x="11.5cm" svg:y="59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14.5cm" svg:y="64.47cm">
          <text:p text:style-name="P1">RateControlledFileRead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28cm" svg:y="64.47cm">
          <text:p text:style-name="P1">SimpleXML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" draw:layer="layout" svg:width="2.5cm" svg:height="1cm" svg:x="21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1cm" svg:x="21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5cm" svg:height="1cm" svg:x="35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5cm" svg:height="1cm" svg:x="35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5cm" svg:height="1cm" svg:x="27.5cm" svg:y="65.4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cm" svg:height="1cm" svg:x="27.5cm" svg:y="69.4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24cm" svg:y1="65.97cm" svg:x2="27.5cm" svg:y2="65.97cm" draw:start-shape="id1" draw:start-glue-point="1" draw:end-shape="id2" draw:end-glue-point="3">
          <text:p/>
        </draw:connector>
        <draw:connector draw:style-name="gr2" draw:text-style-name="P2" draw:layer="layout" draw:type="curve" svg:x1="24cm" svg:y1="69.97cm" svg:x2="27.5cm" svg:y2="69.97cm" draw:start-shape="id3" draw:start-glue-point="1" draw:end-shape="id4" draw:end-glue-point="3">
          <text:p/>
        </draw:connector>
        <draw:custom-shape draw:style-name="gr1" draw:text-style-name="P2" draw:id="id8" draw:layer="layout" svg:width="2.5cm" svg:height="1cm" svg:x="36.5cm" svg:y="6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5cm" svg:height="1cm" svg:x="36.5cm" svg:y="73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6.75cm" svg:y1="70.47cm" svg:x2="36.5cm" svg:y2="73.5cm" draw:start-shape="id5" draw:start-glue-point="2" draw:end-shape="id6" draw:end-glue-point="3">
          <text:p/>
        </draw:connector>
        <draw:connector draw:style-name="gr2" draw:text-style-name="P2" draw:layer="layout" draw:type="curve" svg:x1="36.75cm" svg:y1="65.47cm" svg:x2="36.5cm" svg:y2="63cm" draw:start-shape="id7" draw:start-glue-point="0" draw:end-shape="id8" draw:end-glue-point="3">
          <text:p/>
        </draw:connector>
        <draw:custom-shape draw:style-name="gr1" draw:text-style-name="P2" draw:layer="layout" svg:width="9.5cm" svg:height="8.5cm" svg:x="52cm" svg:y="63.5cm">
          <text:p text:style-name="P1">Config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0" draw:layer="layout" svg:width="2.5cm" svg:height="1cm" svg:x="51.5cm" svg:y="6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9" draw:layer="layout" svg:width="2.5cm" svg:height="1cm" svg:x="51.5cm" svg:y="69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5" draw:layer="layout" svg:width="4.5cm" svg:height="1cm" svg:x="58.5cm" svg:y="68.5cm">
          <text:p text:style-name="P1">feeds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7" draw:layer="layout" svg:width="4.5cm" svg:height="1cm" svg:x="58.5cm" svg:y="65.5cm">
          <text:p text:style-name="P1">config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4.5cm" svg:height="34.5cm" svg:x="70cm" svg:y="67.5cm">
          <text:p text:style-name="P1">FeedParserFactor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64" draw:layer="layout" svg:width="2.5cm" svg:height="1cm" svg:x="75.5cm" svg:y="73cm">
          <text:p text:style-name="P1">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2.5cm" svg:height="1cm" svg:x="73cm" svg:y="78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1" draw:layer="layout" svg:width="2.5cm" svg:height="1cm" svg:x="58.5cm" svg:y="6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3" draw:layer="layout" svg:width="2.5cm" svg:height="1cm" svg:x="106cm" svg:y="7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5" draw:layer="layout" svg:width="2.5cm" svg:height="1cm" svg:x="108.5cm" svg:y="7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1.5cm" svg:height="21.5cm" svg:x="76cm" svg:y="78.5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4" draw:layer="layout" svg:width="7.5cm" svg:height="5.5cm" svg:x="78cm" svg:y="86.5cm">
          <text:p text:style-name="P1">OneSho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87.5cm" svg:y="86.5cm">
          <text:p text:style-name="P1">SimpleHTTPClien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96cm" svg:y="86.5cm">
          <text:p text:style-name="P1">Feed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0" draw:layer="layout" svg:width="2.5cm" svg:height="1cm" svg:x="87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.5cm" svg:height="1cm" svg:x="83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2.5cm" svg:height="1cm" svg:x="92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.5cm" svg:height="1cm" svg:x="96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2.5cm" svg:height="1cm" svg:x="100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2.5cm" svg:height="1cm" svg:x="100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2.5cm" svg:height="1cm" svg:x="96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2.5cm" svg:height="1cm" svg:x="92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2.5cm" svg:height="1cm" svg:x="87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2.5cm" svg:height="1cm" svg:x="83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85.5cm" svg:y1="87.5cm" svg:x2="87.5cm" svg:y2="87.5cm" draw:start-shape="id9" draw:start-glue-point="1" draw:end-shape="id10" draw:end-glue-point="3">
          <text:p/>
        </draw:connector>
        <draw:connector draw:style-name="gr2" draw:text-style-name="P2" draw:layer="layout" draw:type="curve" svg:x1="95cm" svg:y1="87.5cm" svg:x2="96.5cm" svg:y2="87.5cm" draw:start-shape="id11" draw:start-glue-point="1" draw:end-shape="id12" draw:end-glue-point="3">
          <text:p/>
        </draw:connector>
        <draw:connector draw:style-name="gr2" draw:text-style-name="P2" draw:layer="layout" draw:type="curve" svg:x1="85.5cm" svg:y1="91cm" svg:x2="87.5cm" svg:y2="91cm" draw:start-shape="id13" draw:start-glue-point="1" draw:end-shape="id14" draw:end-glue-point="3">
          <text:p/>
        </draw:connector>
        <draw:connector draw:style-name="gr2" draw:text-style-name="P2" draw:layer="layout" draw:type="curve" svg:x1="95cm" svg:y1="91cm" svg:x2="96.5cm" svg:y2="91cm" draw:start-shape="id15" draw:start-glue-point="1" draw:end-shape="id16" draw:end-glue-point="3">
          <text:p/>
        </draw:connector>
        <draw:custom-shape draw:style-name="gr1" draw:text-style-name="P2" draw:id="id20" draw:layer="layout" svg:width="2.5cm" svg:height="1cm" svg:x="101.5cm" svg:y="8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8" draw:layer="layout" svg:width="2.5cm" svg:height="1cm" svg:x="101.5cm" svg:y="95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3cm" svg:y1="91cm" svg:x2="101.5cm" svg:y2="96cm" draw:start-shape="id17" draw:start-glue-point="1" draw:end-shape="id18" draw:end-glue-point="3">
          <text:p/>
        </draw:connector>
        <draw:connector draw:style-name="gr2" draw:text-style-name="P2" draw:layer="layout" draw:type="curve" svg:x1="103cm" svg:y1="87.5cm" svg:x2="101.5cm" svg:y2="83cm" draw:start-shape="id19" draw:start-glue-point="1" draw:end-shape="id20" draw:end-glue-point="3">
          <text:p/>
        </draw:connector>
        <draw:custom-shape draw:style-name="gr1" draw:text-style-name="P1" draw:layer="layout" svg:width="9.5cm" svg:height="8.5cm" svg:x="115.5cm" svg:y="71.5cm">
          <text:p text:style-name="P1">FeedSor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4" draw:layer="layout" svg:width="2.5cm" svg:height="1cm" svg:x="115.5cm" svg:y="73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6" draw:layer="layout" svg:width="2.5cm" svg:height="1cm" svg:x="115cm" svg:y="7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2" draw:layer="layout" svg:width="2.5cm" svg:height="1cm" svg:x="122cm" svg:y="7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7" draw:layer="layout" svg:width="2.5cm" svg:height="1cm" svg:x="122.5cm" svg:y="77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4.5cm" svg:height="1cm" svg:x="72cm" svg:y="92cm">
          <text:p text:style-name="P1">_parsed-fe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10.257cm -6.812cm" svg:x1="102.75cm" svg:y1="96.5cm" svg:x2="72cm" svg:y2="92.5cm" draw:start-shape="id18" draw:start-glue-point="2" draw:end-shape="id21" draw:end-glue-point="3">
          <text:p/>
        </draw:connector>
        <draw:custom-shape draw:style-name="gr1" draw:text-style-name="P2" draw:id="id23" draw:layer="layout" svg:width="4.5cm" svg:height="2cm" svg:x="73.5cm" svg:y="82cm">
          <text:p text:style-name="P1">&lt;&lt;CREAT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75.5cm" svg:y1="78.5cm" svg:x2="75.75cm" svg:y2="82cm" draw:start-shape="id22" draw:start-glue-point="1" draw:end-shape="id23" draw:end-glue-point="0">
          <text:p/>
        </draw:connector>
        <draw:connector draw:style-name="gr2" draw:text-style-name="P2" draw:layer="layout" draw:type="curve" svg:x1="75.75cm" svg:y1="84cm" svg:x2="81.749cm" svg:y2="86.5cm" draw:start-shape="id23" draw:start-glue-point="2" draw:end-shape="id24" draw:end-glue-point="4">
          <text:p/>
        </draw:connector>
        <draw:connector draw:style-name="gr2" draw:text-style-name="P2" draw:layer="layout" draw:type="curve" svg:x1="111cm" svg:y1="77.5cm" svg:x2="115cm" svg:y2="77.5cm" draw:start-shape="id25" draw:start-glue-point="1" draw:end-shape="id26" draw:end-glue-point="3">
          <text:p/>
        </draw:connector>
        <draw:custom-shape draw:style-name="gr1" draw:text-style-name="P1" draw:layer="layout" svg:width="9.5cm" svg:height="8.5cm" svg:x="136.5cm" svg:y="79.5cm">
          <text:p text:style-name="P1">PlugSplitter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8" draw:layer="layout" svg:width="2.5cm" svg:height="1cm" svg:x="136.5cm" svg:y="85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2" draw:layer="layout" svg:width="2.5cm" svg:height="1cm" svg:x="143.5cm" svg:y="85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3" draw:layer="layout" svg:width="2.5cm" svg:height="1cm" svg:x="136.5cm" svg:y="81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4" draw:layer="layout" svg:width="2.5cm" svg:height="1cm" svg:x="143.5cm" svg:y="81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5cm" svg:y1="78cm" svg:x2="136.5cm" svg:y2="86cm" draw:start-shape="id27" draw:start-glue-point="1" draw:end-shape="id28" draw:end-glue-point="3">
          <text:p/>
        </draw:connector>
        <draw:custom-shape draw:style-name="gr1" draw:text-style-name="P1" draw:layer="layout" svg:width="9.5cm" svg:height="8.5cm" svg:x="129cm" svg:y="48.5cm">
          <text:p text:style-name="P1">PlugSplitter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8" draw:layer="layout" svg:width="2.5cm" svg:height="1cm" svg:x="129cm" svg:y="54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9" draw:layer="layout" svg:width="2.5cm" svg:height="1cm" svg:x="136cm" svg:y="54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2" draw:layer="layout" svg:width="2.5cm" svg:height="1cm" svg:x="129cm" svg:y="50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36cm" svg:y="50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9.394cm" svg:x="164cm" svg:y="55cm">
          <text:p text:style-name="P1">Feed2x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63.5cm" svg:y="57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5" draw:layer="layout" svg:width="2.5cm" svg:height="1cm" svg:x="172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6" draw:layer="layout" svg:width="2.5cm" svg:height="1cm" svg:x="164.5cm" svg:y="56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9" draw:layer="layout" svg:width="2.5cm" svg:height="1cm" svg:x="171.5cm" svg:y="5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617cm" svg:height="9.5cm" svg:x="164.5cm" svg:y="67.5cm">
          <text:p text:style-name="P1">Feed2ht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5cm" svg:height="1cm" svg:x="164cm" svg:y="70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7" draw:layer="layout" svg:width="2.5cm" svg:height="1cm" svg:x="172.5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5" draw:layer="layout" svg:width="2.5cm" svg:height="1cm" svg:x="165cm" svg:y="68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7" draw:layer="layout" svg:width="2.5cm" svg:height="1cm" svg:x="172.5cm" svg:y="6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3" draw:layer="layout" svg:width="4cm" svg:height="1cm" svg:x="163.5cm" svg:y="72.5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1" draw:layer="layout" svg:width="4cm" svg:height="1cm" svg:x="164cm" svg:y="74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4" draw:layer="layout" svg:width="4cm" svg:height="1cm" svg:x="162.5cm" svg:y="60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0" draw:layer="layout" svg:width="4cm" svg:height="1cm" svg:x="163cm" svg:y="61.5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38.5cm" svg:y1="55cm" svg:x2="163cm" svg:y2="62cm" draw:start-shape="id29" draw:start-glue-point="1" draw:end-shape="id30" draw:end-glue-point="3">
          <text:p/>
        </draw:connector>
        <draw:connector draw:style-name="gr2" draw:text-style-name="P2" draw:layer="layout" draw:type="curve" svg:x1="138.5cm" svg:y1="55cm" svg:x2="164cm" svg:y2="74.5cm" draw:start-shape="id29" draw:start-glue-point="1" draw:end-shape="id31" draw:end-glue-point="3">
          <text:p/>
        </draw:connector>
        <draw:connector draw:style-name="gr2" draw:text-style-name="P2" draw:layer="layout" draw:type="curve" svg:x1="146cm" svg:y1="86cm" svg:x2="163.5cm" svg:y2="73cm" draw:start-shape="id32" draw:start-glue-point="1" draw:end-shape="id33" draw:end-glue-point="3">
          <text:p/>
        </draw:connector>
        <draw:connector draw:style-name="gr2" draw:text-style-name="P2" draw:layer="layout" draw:type="curve" svg:x1="146cm" svg:y1="86cm" svg:x2="162.5cm" svg:y2="60.5cm" draw:start-shape="id32" draw:start-glue-point="1" draw:end-shape="id34" draw:end-glue-point="3">
          <text:p/>
        </draw:connector>
        <draw:connector draw:style-name="gr2" draw:text-style-name="P2" draw:layer="layout" draw:type="curve" draw:line-skew="-4.001cm" svg:x1="63cm" svg:y1="69cm" svg:x2="91cm" svg:y2="54cm" draw:start-shape="id35" draw:start-glue-point="1" draw:end-shape="id36" draw:end-glue-point="3">
          <text:p/>
        </draw:connector>
        <draw:connector draw:style-name="gr2" draw:text-style-name="P2" draw:layer="layout" draw:type="curve" svg:x1="63cm" svg:y1="66cm" svg:x2="129cm" svg:y2="55cm" draw:start-shape="id37" draw:start-glue-point="1" draw:end-shape="id38" draw:end-glue-point="3">
          <text:p/>
        </draw:connector>
        <draw:connector draw:style-name="gr2" draw:text-style-name="P2" draw:layer="layout" draw:type="curve" svg:x1="39cm" svg:y1="73.5cm" svg:x2="51.5cm" svg:y2="69.5cm" draw:start-shape="id6" draw:start-glue-point="1" draw:end-shape="id39" draw:end-glue-point="3">
          <text:p/>
        </draw:connector>
        <draw:connector draw:style-name="gr2" draw:text-style-name="P2" draw:layer="layout" draw:type="curve" svg:x1="39cm" svg:y1="63cm" svg:x2="51.5cm" svg:y2="66cm" draw:start-shape="id8" draw:start-glue-point="1" draw:end-shape="id40" draw:end-glue-point="3">
          <text:p/>
        </draw:connector>
        <draw:connector draw:style-name="gr3" draw:text-style-name="P2" draw:layer="layout" draw:type="curve" svg:x1="61cm" svg:y1="64.5cm" svg:x2="69.5cm" svg:y2="44.735cm" draw:start-shape="id41" draw:start-glue-point="1" draw:end-shape="id42" draw:end-glue-point="3">
          <text:p/>
        </draw:connector>
        <draw:connector draw:style-name="gr3" draw:text-style-name="P2" draw:layer="layout" draw:type="curve" svg:x1="108.5cm" svg:y1="73.5cm" svg:x2="115.5cm" svg:y2="73.5cm" draw:start-shape="id43" draw:start-glue-point="1" draw:end-shape="id44" draw:end-glue-point="3">
          <text:p/>
        </draw:connector>
        <draw:custom-shape draw:style-name="gr1" draw:text-style-name="P1" draw:layer="layout" svg:width="9.5cm" svg:height="8.5cm" svg:x="178.5cm" svg:y="55cm"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5.5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0" draw:layer="layout" svg:width="2.5cm" svg:height="1cm" svg:x="178.5cm" svg:y="56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85.5cm" svg:y="5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6" draw:layer="layout" svg:width="2.5cm" svg:height="1cm" svg:x="178.5cm" svg:y="61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4.5cm" svg:y1="61.5cm" svg:x2="178.5cm" svg:y2="61.5cm" draw:start-shape="id45" draw:start-glue-point="1" draw:end-shape="id46" draw:end-glue-point="3">
          <text:p/>
        </draw:connector>
        <draw:custom-shape draw:style-name="gr1" draw:text-style-name="P1" draw:layer="layout" svg:width="9.5cm" svg:height="8.5cm" svg:x="179cm" svg:y="67.5cm"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6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8" draw:layer="layout" svg:width="2.5cm" svg:height="1cm" svg:x="179cm" svg:y="69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86cm" svg:y="6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8" draw:layer="layout" svg:width="2.5cm" svg:height="1cm" svg:x="179cm" svg:y="73.5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cm" svg:y1="74cm" svg:x2="179cm" svg:y2="74cm" draw:start-shape="id47" draw:start-glue-point="1" draw:end-shape="id48" draw:end-glue-point="3">
          <text:p/>
        </draw:connector>
        <draw:custom-shape draw:style-name="gr1" draw:text-style-name="P1" draw:layer="layout" svg:width="9.5cm" svg:height="8.5cm" svg:x="91cm" svg:y="47.5cm">
          <text:p text:style-name="P1">PlugSplitter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6" draw:layer="layout" svg:width="2.5cm" svg:height="1cm" svg:x="91cm" svg:y="53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9" draw:layer="layout" svg:width="2.5cm" svg:height="1cm" svg:x="98cm" svg:y="5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3" draw:layer="layout" svg:width="2.5cm" svg:height="1cm" svg:x="91cm" svg:y="49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98cm" svg:y="4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0.5cm" svg:y1="54cm" svg:x2="73cm" svg:y2="78.5cm" draw:start-shape="id49" draw:start-glue-point="1" draw:end-shape="id22" draw:end-glue-point="3">
          <text:p/>
        </draw:connector>
        <draw:custom-shape draw:style-name="gr1" draw:text-style-name="P1" draw:id="id50" draw:layer="layout" svg:width="4.5cm" svg:height="1cm" svg:x="163cm" svg:y="63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1" draw:layer="layout" svg:width="4.5cm" svg:height="1cm" svg:x="164cm" svg:y="75.5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0.5cm" svg:y1="54cm" svg:x2="163cm" svg:y2="63.5cm" draw:start-shape="id49" draw:start-glue-point="1" draw:end-shape="id50" draw:end-glue-point="3">
          <text:p/>
        </draw:connector>
        <draw:connector draw:style-name="gr3" draw:text-style-name="P2" draw:layer="layout" draw:type="curve" svg:x1="100.5cm" svg:y1="54cm" svg:x2="164cm" svg:y2="76cm" draw:start-shape="id49" draw:start-glue-point="1" draw:end-shape="id51" draw:end-glue-point="3">
          <text:p/>
        </draw:connector>
        <draw:connector draw:style-name="gr3" draw:text-style-name="P2" draw:layer="layout" draw:type="curve" svg:x1="124.5cm" svg:y1="73.5cm" svg:x2="136.5cm" svg:y2="81.5cm" draw:start-shape="id52" draw:start-glue-point="1" draw:end-shape="id53" draw:end-glue-point="3">
          <text:p/>
        </draw:connector>
        <draw:connector draw:style-name="gr3" draw:text-style-name="P2" draw:layer="layout" draw:type="curve" svg:x1="146cm" svg:y1="81.5cm" svg:x2="165cm" svg:y2="69cm" draw:start-shape="id54" draw:start-glue-point="1" draw:end-shape="id55" draw:end-glue-point="3">
          <text:p/>
        </draw:connector>
        <draw:connector draw:style-name="gr3" draw:text-style-name="P2" draw:layer="layout" draw:type="curve" draw:line-skew="-3.251cm" svg:x1="146cm" svg:y1="81.5cm" svg:x2="164.5cm" svg:y2="56.5cm" draw:start-shape="id54" draw:start-glue-point="1" draw:end-shape="id56" draw:end-glue-point="3">
          <text:p/>
        </draw:connector>
        <draw:connector draw:style-name="gr3" draw:text-style-name="P2" draw:layer="layout" draw:type="curve" svg:x1="175cm" svg:y1="69.5cm" svg:x2="179cm" svg:y2="69.5cm" draw:start-shape="id57" draw:start-glue-point="1" draw:end-shape="id58" draw:end-glue-point="3">
          <text:p/>
        </draw:connector>
        <draw:connector draw:style-name="gr3" draw:text-style-name="P2" draw:layer="layout" draw:type="curve" svg:x1="174cm" svg:y1="57cm" svg:x2="178.5cm" svg:y2="57cm" draw:start-shape="id59" draw:start-glue-point="1" draw:end-shape="id60" draw:end-glue-point="3">
          <text:p/>
        </draw:connector>
        <draw:custom-shape draw:style-name="gr1" draw:text-style-name="P1" draw:layer="layout" svg:width="10.5cm" svg:height="9.5cm" svg:x="69.5cm" svg:y="42.5cm">
          <text:p text:style-name="P1">PlugSplitter</text:p>
          <text:p text:style-name="P1">“CONFIG_PARSER_FINISHED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763cm" svg:height="1.118cm" svg:x="69.5cm" svg:y="49.206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63cm" svg:height="1.118cm" svg:x="77.237cm" svg:y="49.206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2" draw:layer="layout" svg:width="2.763cm" svg:height="1.118cm" svg:x="69.5cm" svg:y="44.176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1" draw:layer="layout" svg:width="2.763cm" svg:height="1.118cm" svg:x="77.237cm" svg:y="44.176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80cm" svg:y1="44.735cm" svg:x2="129cm" svg:y2="50.5cm" draw:start-shape="id61" draw:start-glue-point="1" draw:end-shape="id62" draw:end-glue-point="3">
          <text:p/>
        </draw:connector>
        <draw:connector draw:style-name="gr3" draw:text-style-name="P2" draw:layer="layout" draw:type="curve" svg:x1="80cm" svg:y1="44.735cm" svg:x2="91cm" svg:y2="49.5cm" draw:start-shape="id61" draw:start-glue-point="1" draw:end-shape="id63" draw:end-glue-point="3">
          <text:p/>
        </draw:connector>
        <draw:connector draw:style-name="gr3" draw:text-style-name="P2" draw:layer="layout" draw:type="curve" draw:line-skew="4.875cm" svg:x1="80cm" svg:y1="44.735cm" svg:x2="75.5cm" svg:y2="73.5cm" draw:start-shape="id61" draw:start-glue-point="1" draw:end-shape="id64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2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Pablo Orduña</meta:initial-creator>
    <meta:creation-date>2008-05-20T00:57:27</meta:creation-date>
    <dc:creator>Pablo Orduña</dc:creator>
    <dc:date>2008-05-22T15:03:46</dc:date>
    <meta:editing-cycles>22</meta:editing-cycles>
    <meta:editing-duration>PT7H6M54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